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ValidatorTest.validate_test_qu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test_validate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ValidatorTest.validate_test_num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validate_test_num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test_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ValidatorTest.test_validate_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ValidatorTest.validate_test_br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validate_test_tf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validate_test_accu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validate_test_num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validate_test_col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validate_test_num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ValidatorTest.validate_test_num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ValidatorTest.test_validate_utf8_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